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16.425cm" fo:margin-left="0.8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9.463cm"/>
    </style:style>
    <style:style style:name="Table1.B" style:family="table-column">
      <style:table-column-properties style:column-width="3.909cm"/>
    </style:style>
    <style:style style:name="Table1.C" style:family="table-column">
      <style:table-column-properties style:column-width="3.053cm"/>
    </style:style>
    <style:style style:name="Table1.1" style:family="table-row">
      <style:table-row-properties style:row-height="0.977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666699" fo:padding="0.097cm" fo:border-left="0.05pt solid #ffffff" fo:border-right="none" fo:border-top="0.05pt solid #3399ff" fo:border-bottom="0.05pt solid #ffffff" style:writing-mode="lr-tb">
        <style:background-image/>
      </style:table-cell-properties>
    </style:style>
    <style:style style:name="Table1.2" style:family="table-row">
      <style:table-row-properties style:row-height="0.499cm"/>
    </style:style>
    <style:style style:name="Table1.A2" style:family="table-cell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B2" style:family="table-cell" style:data-style-name="N3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C2" style:family="table-cell" style:data-style-name="N101">
      <style:table-cell-properties style:vertical-align="middle" fo:padding="0.097cm" fo:border-left="0.05pt solid #ffffff" fo:border-right="none" fo:border-top="0.6pt dotted #333333" fo:border-bottom="0.6pt dotted #1c1c1c"/>
    </style:style>
    <style:style style:name="Table1.3" style:family="table-row">
      <style:table-row-properties style:row-height="0.499cm"/>
    </style:style>
    <style:style style:name="Table1.A3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3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C3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4" style:family="table-row">
      <style:table-row-properties style:row-height="0.499cm"/>
    </style:style>
    <style:style style:name="Table1.A4" style:family="table-cell">
      <style:table-cell-properties style:vertical-align="middle" fo:padding="0.097cm" fo:border-left="0.05pt solid #ffffff" fo:border-right="none" fo:border-top="none" fo:border-bottom="0.6pt dotted #1c1c1c"/>
    </style:style>
    <style:style style:name="Table1.B4" style:family="table-cell" style:data-style-name="N3">
      <style:table-cell-properties style:vertical-align="middle" fo:padding="0.097cm" fo:border-left="0.05pt solid #ffffff" fo:border-right="none" fo:border-top="none" fo:border-bottom="0.6pt dotted #1c1c1c"/>
    </style:style>
    <style:style style:name="Table1.C4" style:family="table-cell" style:data-style-name="N101">
      <style:table-cell-properties style:vertical-align="middle" fo:padding="0.097cm" fo:border-left="0.05pt solid #ffffff" fo:border-right="none" fo:border-top="none" fo:border-bottom="0.6pt dotted #1c1c1c"/>
    </style:style>
    <style:style style:name="Table1.5" style:family="table-row">
      <style:table-row-properties style:row-height="0.499cm"/>
    </style:style>
    <style:style style:name="Table1.A5" style:family="table-cell">
      <style:table-cell-properties style:vertical-align="middle" fo:background-color="#d6dfff" fo:padding="0.097cm" fo:border-left="0.05pt solid #ffffff" fo:border-right="none" fo:border-top="none" fo:border-bottom="0.6pt dotted #1c1c1c">
        <style:background-image/>
      </style:table-cell-properties>
    </style:style>
    <style:style style:name="Table1.B5" style:family="table-cell" style:data-style-name="N3">
      <style:table-cell-properties style:vertical-align="middle" fo:background-color="#d6dfff" fo:padding="0.097cm" fo:border-left="0.05pt solid #ffffff" fo:border-right="none" fo:border-top="none" fo:border-bottom="0.6pt dotted #1c1c1c">
        <style:background-image/>
      </style:table-cell-properties>
    </style:style>
    <style:style style:name="Table1.C5" style:family="table-cell" style:data-style-name="N101">
      <style:table-cell-properties style:vertical-align="middle" fo:background-color="#d6dfff" fo:padding="0.097cm" fo:border-left="0.05pt solid #ffffff" fo:border-right="none" fo:border-top="none" fo:border-bottom="0.6pt dotted #1c1c1c">
        <style:background-image/>
      </style:table-cell-properties>
    </style:style>
    <style:style style:name="Table1.6" style:family="table-row">
      <style:table-row-properties style:row-height="0.499cm" fo:background-color="transparent" fo:keep-together="auto">
        <style:background-image/>
      </style:table-row-properties>
    </style:style>
    <style:style style:name="Table1.A6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B6" style:family="table-cell" style:data-style-name="N3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C6" style:family="table-cell" style:data-style-name="N101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7" style:family="table-row">
      <style:table-row-properties style:row-height="0.499cm"/>
    </style:style>
    <style:style style:name="Table1.A7" style:family="table-cell">
      <style:table-cell-properties style:vertical-align="middle" fo:background-color="#d6dfff" fo:padding="0.097cm" fo:border-left="0.05pt solid #ffffff" fo:border-right="none" fo:border-top="none" fo:border-bottom="0.6pt dotted #1c1c1c">
        <style:background-image/>
      </style:table-cell-properties>
    </style:style>
    <style:style style:name="Table1.A8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A9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A10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11" style:family="table-row">
      <style:table-row-properties style:row-height="0.499cm"/>
    </style:style>
    <style:style style:name="Table1.A11" style:family="table-cell">
      <style:table-cell-properties style:vertical-align="middle" fo:background-color="#d6dfff" fo:padding="0.097cm" fo:border-left="0.05pt solid #ffffff" fo:border-right="none" fo:border-top="none" fo:border-bottom="0.6pt dotted #1c1c1c">
        <style:background-image/>
      </style:table-cell-properties>
    </style:style>
    <style:style style:name="Table1.A12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A13" style:family="table-cell">
      <style:table-cell-properties style:vertical-align="middle" fo:background-color="#d6dfff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B13" style:family="table-cell" style:data-style-name="N3">
      <style:table-cell-properties style:vertical-align="middle" fo:background-color="#d6dfff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C13" style:family="table-cell" style:data-style-name="N101">
      <style:table-cell-properties style:vertical-align="middle" fo:background-color="#d6dfff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A14" style:family="table-cell">
      <style:table-cell-properties style:vertical-align="middle" fo:background-color="transparent" fo:padding="0.097cm" fo:border-left="0.05pt solid #ffffff" fo:border-right="none" fo:border-top="none" fo:border-bottom="0.6pt dotted #1c1c1c" style:writing-mode="lr-tb">
        <style:background-image/>
      </style:table-cell-properties>
    </style:style>
    <style:style style:name="Table1.15" style:family="table-row">
      <style:table-row-properties style:row-height="0.499cm"/>
    </style:style>
    <style:style style:name="Table1.A15" style:family="table-cell">
      <style:table-cell-properties style:vertical-align="middle" fo:background-color="#d6dfff" fo:padding="0.097cm" fo:border-left="0.05pt solid #ffffff" fo:border-right="none" fo:border-top="none" fo:border-bottom="0.05pt solid #3399ff">
        <style:background-image/>
      </style:table-cell-properties>
    </style:style>
    <style:style style:name="Table1.B15" style:family="table-cell" style:data-style-name="N3">
      <style:table-cell-properties style:vertical-align="middle" fo:background-color="#d6dfff" fo:padding="0.097cm" fo:border-left="0.05pt solid #ffffff" fo:border-right="none" fo:border-top="none" fo:border-bottom="0.05pt solid #3399ff">
        <style:background-image/>
      </style:table-cell-properties>
    </style:style>
    <style:style style:name="Table1.C15" style:family="table-cell" style:data-style-name="N101">
      <style:table-cell-properties style:vertical-align="middle" fo:background-color="#d6dfff" fo:padding="0.097cm" fo:border-left="0.05pt solid #ffffff" fo:border-right="none" fo:border-top="none" fo:border-bottom="0.05pt solid #3399ff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style:font-name="Liberation Serif" fo:font-size="11pt" fo:font-style="italic" style:text-underline-style="none" officeooo:paragraph-rsid="00675c02" style:font-size-asian="11pt" style:font-style-asian="italic" style:font-size-complex="11pt" style:font-style-complex="italic"/>
    </style:style>
    <style:style style:name="P2" style:family="paragraph" style:parent-style-name="Heading_20_1">
      <style:paragraph-properties fo:text-align="end" style:justify-single-word="false"/>
      <style:text-properties fo:color="#4c4c4c" style:font-name="Liberation Serif" fo:font-size="9pt" fo:font-weight="bold" officeooo:rsid="00281509" officeooo:paragraph-rsid="008d6cc2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4c4c4c" style:font-name="Liberation Serif" fo:font-size="11pt" fo:font-style="italic" style:text-underline-style="none" fo:font-weight="normal" officeooo:rsid="0030f21f" officeooo:paragraph-rsid="00a3683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style:font-name="Liberation Sans Narrow" fo:font-size="8pt" officeooo:paragraph-rsid="002d6ac5" style:font-size-asian="8pt" style:font-size-complex="8pt"/>
    </style:style>
    <style:style style:name="P5" style:family="paragraph" style:parent-style-name="Table_20_Contents">
      <style:text-properties style:font-name="Liberation Sans Narrow" fo:font-size="9pt" officeooo:paragraph-rsid="002d6ac5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Liberation Sans1" fo:font-size="8pt" fo:language="en" fo:country="US" fo:font-weight="bold" officeooo:rsid="00a7b073" officeooo:paragraph-rsid="00b39efd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style:font-name="Liberation Sans1" fo:font-size="8pt" fo:language="en" fo:country="US" fo:font-weight="bold" officeooo:rsid="00b8f1ff" officeooo:paragraph-rsid="00b8f1ff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111111" style:font-name="Liberation Sans1" fo:font-size="8pt" fo:font-weight="bold" officeooo:rsid="00a67dd2" officeooo:paragraph-rsid="00a67dd2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111111" style:font-name="Liberation Sans1" fo:font-size="8pt" fo:font-weight="bold" officeooo:paragraph-rsid="00756218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111111" style:font-name="Liberation Sans1" fo:font-size="8pt" fo:font-weight="bold" officeooo:paragraph-rsid="00431ece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bold" officeooo:rsid="00a67dd2" officeooo:paragraph-rsid="00a67dd2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bold" officeooo:rsid="00a67dd2" officeooo:paragraph-rsid="00b50943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111111" style:font-name="Liberation Sans1" fo:font-size="8pt" fo:language="en" fo:country="US" fo:font-weight="bold" officeooo:paragraph-rsid="00756218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111111" style:font-name="Liberation Sans1" fo:font-size="8pt" fo:language="en" fo:country="US" fo:font-weight="bold" officeooo:paragraph-rsid="00431ece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111111" style:font-name="Liberation Sans1" fo:font-size="8pt" fo:language="en" fo:country="US" fo:font-weight="bold" officeooo:paragraph-rsid="00b50943" style:letter-kerning="true" style:font-name-asian="Arial1" style:font-size-asian="8pt" style:language-asian="zxx" style:country-asian="none" style:font-weight-asian="bold" style:font-name-complex="Liberation Serif2" style:font-size-complex="8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normal" officeooo:rsid="00aeee06" officeooo:paragraph-rsid="00aeee06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normal" officeooo:rsid="00a67dd2" officeooo:paragraph-rsid="00a67dd2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normal" officeooo:rsid="00a67dd2" officeooo:paragraph-rsid="00af79e5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111111" style:font-name="Liberation Sans1" fo:font-size="8pt" fo:language="en" fo:country="US" fo:font-weight="normal" officeooo:rsid="00a67dd2" officeooo:paragraph-rsid="00b50943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111111" style:font-name="Liberation Sans1" fo:font-size="8pt" fo:language="en" fo:country="US" fo:font-weight="normal" officeooo:paragraph-rsid="00431ece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111111" style:font-name="Liberation Sans1" fo:font-size="8pt" fo:language="en" fo:country="US" fo:font-weight="normal" officeooo:paragraph-rsid="00b50943" style:letter-kerning="true" style:font-name-asian="Arial1" style:font-size-asian="8pt" style:language-asian="zxx" style:country-asian="none" style:font-weight-asian="normal" style:font-name-complex="Liberation Serif2" style:font-size-complex="8pt" style:language-complex="zxx" style:country-complex="none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111111" style:font-name="Liberation Sans1" fo:font-size="8pt" fo:font-weight="normal" officeooo:paragraph-rsid="00756218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111111" style:font-name="Liberation Sans1" fo:font-size="8pt" fo:font-weight="normal" officeooo:paragraph-rsid="00b50943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9pt" fo:font-style="italic" officeooo:rsid="0093c56f" officeooo:paragraph-rsid="0093c56f" style:font-size-asian="9pt" style:font-style-asian="italic" style:font-size-complex="9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9pt" fo:font-style="italic" officeooo:rsid="0093c56f" officeooo:paragraph-rsid="0093c56f" style:font-size-asian="9pt" style:font-style-asian="italic" style:font-size-complex="9pt" style:font-style-complex="italic"/>
    </style:style>
    <style:style style:name="P26" style:family="paragraph" style:parent-style-name="Table_20_Contents">
      <style:text-properties style:font-name="Liberation Sans1" fo:font-size="8pt" officeooo:rsid="00a837b9" officeooo:paragraph-rsid="00a837b9" style:font-size-asian="8pt" style:font-size-complex="8pt"/>
    </style:style>
    <style:style style:name="P27" style:family="paragraph" style:parent-style-name="Table_20_Contents">
      <style:text-properties style:font-name="Liberation Sans1" fo:font-size="8pt" officeooo:rsid="00a837b9" officeooo:paragraph-rsid="00adaacb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Liberation Sans1" fo:font-size="8pt" officeooo:paragraph-rsid="00431ece" style:font-size-asian="8pt" style:font-size-complex="8pt"/>
    </style:style>
    <style:style style:name="P29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P30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Liberation Serif" fo:font-size="8pt" fo:language="en" fo:country="US" fo:font-style="italic" style:text-underline-style="none" fo:font-weight="bold" officeooo:rsid="00281509" officeooo:paragraph-rsid="00ac3f54" style:letter-kerning="true" fo:background-color="transparent" style:font-name-asian="Arial1" style:font-size-asian="8pt" style:language-asian="zxx" style:country-asian="none" style:font-style-asian="italic" style:font-weight-asian="bold" style:font-name-complex="Liberation Serif2" style:font-size-complex="8pt" style:language-complex="zxx" style:country-complex="none" style:font-style-complex="italic" style:font-weight-complex="bold"/>
    </style:style>
    <style:style style:name="T1" style:family="text">
      <style:text-properties officeooo:rsid="00a36838"/>
    </style:style>
    <style:style style:name="T2" style:family="text">
      <style:text-properties fo:color="#666666" officeooo:rsid="0067739e"/>
    </style:style>
    <style:style style:name="T3" style:family="text">
      <style:text-properties fo:color="#666666" style:font-name="Liberation Serif" fo:font-size="8pt" officeooo:rsid="0067739e" style:font-size-asian="8pt" style:font-size-complex="8pt"/>
    </style:style>
    <style:style style:name="T4" style:family="text">
      <style:text-properties fo:color="#666666" fo:font-size="8pt" officeooo:rsid="0067739e" style:font-size-asian="8pt" style:font-size-complex="8pt"/>
    </style:style>
    <style:style style:name="T5" style:family="text">
      <style:text-properties fo:color="#666666" officeooo:rsid="00281509"/>
    </style:style>
    <style:style style:name="T6" style:family="text">
      <style:text-properties fo:color="#666666" officeooo:rsid="006208e9"/>
    </style:style>
    <style:style style:name="T7" style:family="text">
      <style:text-properties fo:color="#666666" fo:font-weight="normal" officeooo:rsid="0017ee57" style:font-weight-asian="normal" style:font-weight-complex="normal"/>
    </style:style>
    <style:style style:name="T8" style:family="text">
      <style:text-properties fo:color="#666666" fo:font-weight="normal" officeooo:rsid="001865c7" style:font-weight-asian="normal" style:font-weight-complex="normal"/>
    </style:style>
    <style:style style:name="T9" style:family="text">
      <style:text-properties fo:color="#666666" fo:font-weight="normal" officeooo:rsid="00189e4c" style:font-weight-asian="normal" style:font-weight-complex="normal"/>
    </style:style>
    <style:style style:name="T10" style:family="text">
      <style:text-properties fo:color="#666666" fo:font-weight="normal" officeooo:rsid="004ec213" style:font-weight-asian="normal" style:font-weight-complex="normal"/>
    </style:style>
    <style:style style:name="T11" style:family="text">
      <style:text-properties fo:color="#333333" fo:font-size="8pt" officeooo:rsid="00a36838" style:font-size-asian="8pt" style:font-size-complex="8pt"/>
    </style:style>
    <style:style style:name="T12" style:family="text">
      <style:text-properties fo:color="#333333" fo:font-size="8pt" officeooo:rsid="006208e9" style:font-size-asian="8pt" style:font-size-complex="8pt"/>
    </style:style>
    <style:style style:name="T13" style:family="text">
      <style:text-properties fo:color="#333333" style:font-name="Liberation Serif" fo:font-size="8pt" officeooo:rsid="006208e9" style:font-size-asian="8pt" style:font-size-complex="8pt"/>
    </style:style>
    <style:style style:name="T14" style:family="text">
      <style:text-properties fo:color="#111111" style:font-name="Liberation Serif" fo:font-size="8pt" fo:font-weight="bold" officeooo:rsid="00281509" style:font-size-asian="8pt" style:font-weight-asian="bold" style:font-size-complex="8pt" style:font-weight-complex="bold"/>
    </style:style>
    <style:style style:name="T15" style:family="text">
      <style:text-properties fo:color="#111111" style:font-name="Liberation Serif" fo:font-style="italic" style:text-underline-style="none" style:font-style-asian="italic" style:font-style-complex="italic"/>
    </style:style>
    <style:style style:name="T16" style:family="text">
      <style:text-properties fo:color="#111111" fo:font-size="8pt" fo:font-weight="bold" officeooo:rsid="00281509" style:font-size-asian="8pt" style:font-weight-asian="bold" style:font-size-complex="8pt" style:font-weight-complex="bold"/>
    </style:style>
    <style:style style:name="T17" style:family="text">
      <style:text-properties style:font-name="Liberation Serif" fo:font-size="8pt" fo:font-weight="bold" officeooo:rsid="00281509" style:font-size-asian="8pt" style:font-weight-asian="bold" style:font-size-complex="8pt" style:font-weight-complex="bold"/>
    </style:style>
    <style:style style:name="T18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erif"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81509"/>
    </style:style>
    <style:style style:name="T22" style:family="text">
      <style:text-properties officeooo:rsid="0010a9fc"/>
    </style:style>
    <style:style style:name="T23" style:family="text">
      <style:text-properties officeooo:rsid="0094dd40"/>
    </style:style>
    <style:style style:name="T24" style:family="text">
      <style:text-properties officeooo:rsid="00aa24dd"/>
    </style:style>
    <style:style style:name="T25" style:family="text">
      <style:text-properties officeooo:rsid="00ab9dab"/>
    </style:style>
    <style:style style:name="T26" style:family="text">
      <style:text-properties officeooo:rsid="00adaacb"/>
    </style:style>
    <style:style style:name="T27" style:family="text">
      <style:text-properties officeooo:rsid="00aeee06"/>
    </style:style>
    <style:style style:name="T28" style:family="text">
      <style:text-properties officeooo:rsid="00b50943"/>
    </style: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7">DESCRIPCION</text:p>
            </table:table-cell>
            <table:table-cell table:style-name="Table1.A1" office:value-type="string">
              <text:p text:style-name="P31"><text:placeholder text:placeholder-type="text">&lt;fiscal_year&gt;</text:placeholder></text:p>
            </table:table-cell>
            <table:table-cell table:style-name="Table1.A1" office:value-type="string">
              <text:p text:style-name="P6">ANALISIS</text:p>
              <text:p text:style-name="P6">VERTICAL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6">INGRESOS OPERACIONALES</text:p>
          </table:table-cell>
          <table:table-cell table:style-name="Table1.B2" office:value-type="float" office:value="0">
            <text:p text:style-name="P22"><text:placeholder text:placeholder-type="text">&lt;operacionales&gt;</text:placeholder></text:p>
          </table:table-cell>
          <table:table-cell table:style-name="Table1.C2">
            <text:p text:style-name="P28"/>
          </table:table-cell>
        </table:table-row>
        <table:table-row table:style-name="Table1.3">
          <table:table-cell table:style-name="Table1.A4" office:value-type="string">
            <text:p text:style-name="P26"><text:span text:style-name="T25"><text:s/>( - ) </text:span>COSTO DE VENTAS</text:p>
          </table:table-cell>
          <table:table-cell table:style-name="Table1.B3" office:value-type="float" office:value="0">
            <text:p text:style-name="P22"><text:placeholder text:placeholder-type="text">&lt;costo_ventas&gt;</text:placeholder></text:p>
          </table:table-cell>
          <table:table-cell table:style-name="Table1.C3">
            <text:p text:style-name="P28"/>
          </table:table-cell>
        </table:table-row>
        <table:table-row table:style-name="Table1.4">
          <table:table-cell table:style-name="Table1.A4" office:value-type="string">
            <text:p text:style-name="P27"><text:span text:style-name="T25"><text:s/>( - ) </text:span>COSTO<text:span text:style-name="T26">S DE OPERACION</text:span></text:p>
          </table:table-cell>
          <table:table-cell table:style-name="Table1.B4" office:value-type="float" office:value="0">
            <text:p text:style-name="P22"><text:placeholder text:placeholder-type="text">&lt;costos_operacion&gt;</text:placeholder></text:p>
          </table:table-cell>
          <table:table-cell table:style-name="Table1.C4">
            <text:p text:style-name="P28"/>
          </table:table-cell>
        </table:table-row>
        <table:table-row table:style-name="Table1.5">
          <table:table-cell table:style-name="Table1.A5" office:value-type="string">
            <text:p text:style-name="P8">UTILIDAD BRUTA</text:p>
          </table:table-cell>
          <table:table-cell table:style-name="Table1.B5" office:value-type="float" office:value="0">
            <text:p text:style-name="P9"><text:placeholder text:placeholder-type="text">&lt;utilidad_bruta&gt;</text:placeholder></text:p>
          </table:table-cell>
          <table:table-cell table:style-name="Table1.C5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16"><text:span text:style-name="T24"><text:s/>( - ) </text:span>GASTOS DE OPERACIÓN</text:p>
          </table:table-cell>
          <table:table-cell table:style-name="Table1.B6" office:value-type="float" office:value="0">
            <text:p text:style-name="P22"><text:placeholder text:placeholder-type="text">&lt;gastos_operacion&gt;</text:placeholder></text:p>
          </table:table-cell>
          <table:table-cell table:style-name="Table1.C6">
            <text:p text:style-name="P20"/>
          </table:table-cell>
        </table:table-row>
        <table:table-row table:style-name="Table1.7">
          <table:table-cell table:style-name="Table1.A7" office:value-type="string">
            <text:p text:style-name="P8">UTILIDAD OPERACIONAL</text:p>
          </table:table-cell>
          <table:table-cell table:style-name="Table1.B5" office:value-type="float" office:value="0">
            <text:p text:style-name="P9"><text:placeholder text:placeholder-type="text">&lt;utilidad_operacional&gt;</text:placeholder></text:p>
          </table:table-cell>
          <table:table-cell table:style-name="Table1.C5">
            <text:p text:style-name="P10"/>
          </table:table-cell>
        </table:table-row>
        <table:table-row table:style-name="Table1.6">
          <table:table-cell table:style-name="Table1.A10" office:value-type="string">
            <text:p text:style-name="P26">INGRESOS NO OPERACIONALES</text:p>
          </table:table-cell>
          <table:table-cell table:style-name="Table1.B6" office:value-type="float" office:value="0">
            <text:p text:style-name="P22"><text:placeholder text:placeholder-type="text">&lt;ingresos_no_operacionales&gt;</text:placeholder></text:p>
          </table:table-cell>
          <table:table-cell table:style-name="Table1.C6">
            <text:p text:style-name="P20"/>
          </table:table-cell>
        </table:table-row>
        <table:table-row table:style-name="Table1.6">
          <table:table-cell table:style-name="Table1.A10" office:value-type="string">
            <text:p text:style-name="P17"><text:s/><text:span text:style-name="T27">( - ) GASTOS NO OPERATIVOS</text:span></text:p>
          </table:table-cell>
          <table:table-cell table:style-name="Table1.B6" office:value-type="float" office:value="0">
            <text:p text:style-name="P22"><text:placeholder text:placeholder-type="text">&lt;gastos_no_operativos&gt;</text:placeholder></text:p>
          </table:table-cell>
          <table:table-cell table:style-name="Table1.C6">
            <text:p text:style-name="P20"/>
          </table:table-cell>
        </table:table-row>
        <table:table-row table:style-name="Table1.6">
          <table:table-cell table:style-name="Table1.A10" office:value-type="string">
            <text:p text:style-name="P17"><text:s/><text:span text:style-name="T27">( - ) COSTOS FINANCIEROS</text:span></text:p>
          </table:table-cell>
          <table:table-cell table:style-name="Table1.B6" office:value-type="float" office:value="0">
            <text:p text:style-name="P23"><text:placeholder text:placeholder-type="text">&lt;costos_financieros&gt;</text:placeholder></text:p>
          </table:table-cell>
          <table:table-cell table:style-name="Table1.C6">
            <text:p text:style-name="P20"/>
          </table:table-cell>
        </table:table-row>
        <table:table-row table:style-name="Table1.11">
          <table:table-cell table:style-name="Table1.A11" office:value-type="string">
            <text:p text:style-name="P8">UTILIDAD ANTES DE IMPUESTOS</text:p>
          </table:table-cell>
          <table:table-cell table:style-name="Table1.B5" office:value-type="float" office:value="0">
            <text:p text:style-name="P9"><text:placeholder text:placeholder-type="text">&lt;utilidad_antes_impuestos&gt;</text:placeholder></text:p>
          </table:table-cell>
          <table:table-cell table:style-name="Table1.C5">
            <text:p text:style-name="P10"/>
          </table:table-cell>
        </table:table-row>
        <table:table-row table:style-name="Table1.6">
          <table:table-cell table:style-name="Table1.A12" office:value-type="string">
            <text:p text:style-name="P18"><text:s/><text:span text:style-name="T27">( - ) IMPUESTOS</text:span></text:p>
          </table:table-cell>
          <table:table-cell table:style-name="Table1.B6" office:value-type="float" office:value="0">
            <text:p text:style-name="P22"><text:placeholder text:placeholder-type="text">&lt;impuestos&gt;</text:placeholder></text:p>
          </table:table-cell>
          <table:table-cell table:style-name="Table1.C6">
            <text:p text:style-name="P20"/>
          </table:table-cell>
        </table:table-row>
        <table:table-row table:style-name="Table1.6">
          <table:table-cell table:style-name="Table1.A13" office:value-type="string">
            <text:p text:style-name="P11">UTILIDAD NETA</text:p>
          </table:table-cell>
          <table:table-cell table:style-name="Table1.B13" office:value-type="float" office:value="0">
            <text:p text:style-name="P13"><text:placeholder text:placeholder-type="text">&lt;utilidad_neta&gt;</text:placeholder></text:p>
          </table:table-cell>
          <table:table-cell table:style-name="Table1.C13">
            <text:p text:style-name="P14"/>
          </table:table-cell>
        </table:table-row>
        <table:table-row table:style-name="Table1.6">
          <table:table-cell table:style-name="Table1.A14" office:value-type="string">
            <text:p text:style-name="P19"><text:s/><text:span text:style-name="T27">( - ) DIVIDENDOS</text:span></text:p>
          </table:table-cell>
          <table:table-cell table:style-name="Table1.B6" office:value-type="float" office:value="0">
            <text:p text:style-name="P21"><text:placeholder text:placeholder-type="text">&lt;dividendos&gt;</text:placeholder></text:p>
          </table:table-cell>
          <table:table-cell table:style-name="Table1.C6">
            <text:p text:style-name="P20"/>
          </table:table-cell>
        </table:table-row>
        <table:table-row table:style-name="Table1.15">
          <table:table-cell table:style-name="Table1.A15" office:value-type="string">
            <text:p text:style-name="P12">UTILIDAD<text:span text:style-name="T28">ES RETENIDAS</text:span></text:p>
          </table:table-cell>
          <table:table-cell table:style-name="Table1.B15" office:value-type="float" office:value="0">
            <text:p text:style-name="P15"><text:placeholder text:placeholder-type="text">&lt;utilidades_retenidas&gt;</text:placeholder></text:p>
          </table:table-cell>
          <table:table-cell table:style-name="Table1.C15">
            <text:p text:style-name="P10"/>
          </table:table-cell>
        </table:table-row>
      </table:table>
      <text:p text:style-name="P4"/>
      <text:p text:style-name="P4"/>
      <text:p text:style-name="P4"/>
      <text:p text:style-name="P5"/>
      <text:p text:style-name="P24">_________________________________________<text:tab/><text:tab/>_________________________________</text:p>
      <text:p text:style-name="P25"><text:tab/><text:tab/><text:tab/><text:span text:style-name="T23">Contador<text:tab/><text:tab/><text:tab/><text:tab/><text:tab/><text:tab/><text:tab/>Ger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604cm" table:align="left"/>
    </style:style>
    <style:style style:name="Table3.A" style:family="table-column">
      <style:table-column-properties style:column-width="11.825cm"/>
    </style:style>
    <style:style style:name="Table3.B" style:family="table-column">
      <style:table-column-properties style:column-width="5.779cm"/>
    </style:style>
    <style:style style:name="Table3.1" style:family="table-row">
      <style:table-row-properties style:min-row-height="0.975cm"/>
    </style:style>
    <style:style style:name="Table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2" style:family="table">
      <style:table-properties style:width="17.579cm" table:align="left"/>
    </style:style>
    <style:style style:name="Table2.A" style:family="table-column">
      <style:table-column-properties style:column-width="10.682cm"/>
    </style:style>
    <style:style style:name="Table2.B" style:family="table-column">
      <style:table-column-properties style:column-width="6.897cm"/>
    </style:style>
    <style:style style:name="Table2.A1" style:family="table-cell">
      <style:table-cell-properties fo:padding="0.097cm" fo:border="none"/>
    </style:style>
    <style:style style:name="MP1" style:family="paragraph" style:parent-style-name="Heading_20_1">
      <style:paragraph-properties fo:text-align="start" style:justify-single-word="false"/>
      <style:text-properties fo:color="#000000" style:font-name="Liberation Serif" fo:font-size="11pt" fo:font-style="italic" style:text-underline-style="none" officeooo:paragraph-rsid="00675c02" style:font-size-asian="11pt" style:font-style-asian="italic" style:font-size-complex="11pt" style:font-style-complex="italic"/>
    </style:style>
    <style:style style:name="MP2" style:family="paragraph" style:parent-style-name="Table_20_Contents">
      <style:paragraph-properties fo:text-align="start" style:justify-single-word="false"/>
      <style:text-properties fo:color="#4c4c4c" style:font-name="Liberation Serif" fo:font-size="11pt" fo:font-style="italic" style:text-underline-style="none" fo:font-weight="normal" officeooo:rsid="0030f21f" officeooo:paragraph-rsid="00a3683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MP3" style:family="paragraph" style:parent-style-name="Heading_20_1">
      <style:paragraph-properties fo:text-align="end" style:justify-single-word="false"/>
      <style:text-properties fo:color="#4c4c4c" style:font-name="Liberation Serif" fo:font-size="9pt" fo:font-weight="bold" officeooo:rsid="00281509" officeooo:paragraph-rsid="008d6cc2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start" style:justify-single-word="false"/>
      <style:text-properties fo:color="#999999" style:font-name="Liberation Sans Narrow" fo:font-size="6pt" fo:font-style="italic" fo:font-weight="normal" officeooo:rsid="001b26b0" officeooo:paragraph-rsid="00675c02" style:font-size-asian="6pt" style:font-style-asian="italic" style:font-weight-asian="normal" style:font-size-complex="6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333333" style:font-name="Liberation Sans1" fo:font-size="6pt" fo:font-style="italic" fo:font-weight="bold" officeooo:rsid="001b26b0" officeooo:paragraph-rsid="00675c02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officeooo:rsid="00a36838"/>
    </style:style>
    <style:style style:name="MT2" style:family="text">
      <style:text-properties fo:color="#666666" officeooo:rsid="0067739e"/>
    </style:style>
    <style:style style:name="MT3" style:family="text">
      <style:text-properties fo:color="#666666" style:font-name="Liberation Serif" fo:font-size="8pt" officeooo:rsid="0067739e" style:font-size-asian="8pt" style:font-size-complex="8pt"/>
    </style:style>
    <style:style style:name="MT4" style:family="text">
      <style:text-properties fo:color="#333333" fo:font-size="8pt" officeooo:rsid="00a36838" style:font-size-asian="8pt" style:font-size-complex="8pt"/>
    </style:style>
    <style:style style:name="MT5" style:family="text">
      <style:text-properties fo:color="#333333" style:font-name="Liberation Serif" fo:font-size="8pt" officeooo:rsid="006208e9" style:font-size-asian="8pt" style:font-size-complex="8pt"/>
    </style:style>
    <style:style style:name="MT6" style:family="text">
      <style:text-properties fo:color="#111111" style:font-name="Liberation Serif" fo:font-size="8pt" fo:font-weight="bold" officeooo:rsid="00281509" style:font-size-asian="8pt" style:font-weight-asian="bold" style:font-size-complex="8pt" style:font-weight-complex="bold"/>
    </style:style>
    <style:style style:name="MT7" style:family="text">
      <style:text-properties style:font-name="Liberation Serif" fo:font-size="8pt" fo:font-weight="bold" officeooo:rsid="00281509" style:font-size-asian="8pt" style:font-weight-asian="bold" style:font-size-complex="8pt" style:font-weight-complex="bold"/>
    </style:style>
    <style:style style:name="MT8" style:family="text">
      <style:text-properties fo:color="#666666" fo:font-size="8pt" officeooo:rsid="0067739e" style:font-size-asian="8pt" style:font-size-complex="8pt"/>
    </style:style>
    <style:style style:name="MT9" style:family="text">
      <style:text-properties fo:color="#333333" fo:font-size="8pt" officeooo:rsid="006208e9" style:font-size-asian="8pt" style:font-size-complex="8pt"/>
    </style:style>
    <style:style style:name="MT10" style:family="text">
      <style:text-properties fo:color="#111111" fo:font-size="8pt" fo:font-weight="bold" officeooo:rsid="00281509" style:font-size-asian="8pt" style:font-weight-asian="bold" style:font-size-complex="8pt" style:font-weight-complex="bold"/>
    </style:style>
    <style:style style:name="M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MT12" style:family="text">
      <style:text-properties style:font-name="Liberation Serif" fo:font-style="italic" style:text-underline-style="none" fo:font-weight="normal" style:font-style-asian="italic" style:font-weight-asian="normal" style:font-style-complex="italic" style:font-weight-complex="normal"/>
    </style:style>
    <style:style style:name="MT13" style:family="text">
      <style:text-properties fo:color="#111111" style:font-name="Liberation Serif" fo:font-style="italic" style:text-underline-style="none" style:font-style-asian="italic" style:font-style-complex="italic"/>
    </style:style>
    <style:style style:name="MT14" style:family="text">
      <style:text-properties style:font-name="Liberation Serif" fo:font-style="italic" style:text-underline-style="none" style:font-style-asian="italic" style:font-style-complex="italic"/>
    </style:style>
    <style:style style:name="MT15" style:family="text">
      <style:text-properties officeooo:rsid="00281509"/>
    </style:style>
    <style:style style:name="MT16" style:family="text">
      <style:text-properties fo:color="#666666" officeooo:rsid="00281509"/>
    </style:style>
    <style:style style:name="MT17" style:family="text">
      <style:text-properties fo:color="#666666" officeooo:rsid="006208e9"/>
    </style:style>
    <style:style style:name="MT18" style:family="text">
      <style:text-properties fo:color="#666666" fo:font-weight="normal" officeooo:rsid="0017ee57" style:font-weight-asian="normal" style:font-weight-complex="normal"/>
    </style:style>
    <style:style style:name="MT19" style:family="text">
      <style:text-properties fo:color="#666666" fo:font-weight="normal" officeooo:rsid="001865c7" style:font-weight-asian="normal" style:font-weight-complex="normal"/>
    </style:style>
    <style:style style:name="MT20" style:family="text">
      <style:text-properties fo:color="#666666" fo:font-weight="normal" officeooo:rsid="00189e4c" style:font-weight-asian="normal" style:font-weight-complex="normal"/>
    </style:style>
    <style:style style:name="MT21" style:family="text">
      <style:text-properties fo:color="#666666" fo:font-weight="normal" officeooo:rsid="004ec213" style:font-weight-asian="normal" style:font-weight-complex="normal"/>
    </style:style>
    <style:style style:name="MT22" style:family="text">
      <style:text-properties officeooo:rsid="0010a9fc"/>
    </style:style>
    <style:page-layout style:name="Mpm1">
      <style:page-layout-properties fo:page-width="21.59cm" fo:page-height="27.94cm" style:num-format="1" style:print-orientation="portrait" fo:margin-top="1.499cm" fo:margin-bottom="1.499cm" fo:margin-left="2.2cm" fo:margin-right="2.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 text:c="4"/><text:span text:style-name="MT1">ESTADO DE RESULTADOS</text:span></text:p>
              <text:p text:style-name="MP2"><text:span text:style-name="MT2"><text:s text:c="2"/></text:span><text:span text:style-name="MT3"><text:s text:c="3"/></text:span><text:span text:style-name="MT4">PERIODO INICIAL</text:span><text:span text:style-name="MT5">: </text:span><text:span text:style-name="MT6"><text:placeholder text:placeholder-type="text">&lt;period_start&gt;</text:placeholder></text:span><text:span text:style-name="MT7"> <text:s/></text:span><text:span text:style-name="MT2"><text:s text:c="2"/></text:span><text:span text:style-name="MT8"><text:s text:c="18"/></text:span><text:span text:style-name="MT4">PERIODO FINAL</text:span><text:span text:style-name="MT9">: </text:span><text:span text:style-name="MT10"><text:placeholder text:placeholder-type="text">&lt;period_end&gt;</text:placeholder></text:span></text:p>
            </table:table-cell>
            <table:table-cell table:style-name="Table3.A1" office:value-type="string">
              <text:p text:style-name="MP3"><text:span text:style-name="MT11">C</text:span><text:span text:style-name="MT12">OMPAÑIA:</text:span><text:span text:style-name="MT13"><text:placeholder text:placeholder-type="text">&lt;company&gt;</text:placeholder></text:span><text:span text:style-name="MT14"> </text:span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4"><text:span text:style-name="MT15">FECHA DE IMPRESIÓN: </text:span><text:span text:style-name="MT15"><text:placeholder text:placeholder-type="text">&lt;time.strftime('%Y-%m-%d')&gt;</text:placeholder></text:span><text:span text:style-name="MT15"> <text:s/></text:span><text:span text:style-name="MT15"><text:placeholder text:placeholder-type="text">&lt;time.strftime('%H:%M:%S')&gt;</text:placeholder></text:span><text:span text:style-name="MT15"> [ PAG. </text:span><text:span text:style-name="MT16"><text:page-number text:select-page="current">1</text:page-number></text:span><text:span text:style-name="MT16">/</text:span><text:span text:style-name="MT16"><text:page-count>1</text:page-count></text:span><text:span text:style-name="MT16"> </text:span><text:span text:style-name="MT17">]</text:span></text:p>
            </table:table-cell>
            <table:table-cell table:style-name="Table2.A1" office:value-type="string">
              <text:p text:style-name="MP5"><text:span text:style-name="MT18">PRESIK TECH</text:span><text:span text:style-name="MT19">NOLOGIE</text:span><text:span text:style-name="MT20">S <text:s/></text:span><text:span text:style-name="MT21">| </text:span><text:span text:style-name="MT20"><text:s/></text:span><text:span text:style-name="MT22">TRYTON ERP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39" meta:word-count="102" meta:character-count="988" meta:non-whitespace-character-count="874"/>
    <meta:user-defined meta:name="Info 1"/>
    <meta:user-defined meta:name="Info 2"/>
    <meta:user-defined meta:name="Info 3"/>
    <meta:user-defined meta:name="Info 4"/>
  </office:meta>
</office:document-meta>
</file>